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ourcecode">
      <style:text-properties fo:font-weight="bold" style:font-weight-asian="bold" style:font-weight-complex="bold"/>
    </style:style>
    <style:style style:name="P8" style:family="paragraph" style:parent-style-name="Sourcecode">
      <style:text-properties fo:font-weight="normal" style:font-weight-asian="normal" style:font-weight-complex="normal"/>
    </style:style>
    <style:style style:name="P9"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0"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Saturday, May 12, 2007</text:modification-date></text:p>
      <text:p text:style-name="P2"/>
      <text:p text:style-name="P2">This book is a WORK IN PROGRESS. Do not consider it a finished work.</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Book<text:tab/>3</text:p>
          <text:p text:style-name="P5">More Documentation on hamsterdb<text:tab/>3</text:p>
          <text:p text:style-name="P5">Obtaining the Most Recent Versions<text:tab/>3</text:p>
          <text:p text:style-name="P5">hamsterdb Licensing<text:tab/>3</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Database<text:tab/>6</text:p>
          <text:p text:style-name="P4">Opening a Database<text:tab/>6</text:p>
          <text:p text:style-name="P4">Overwriting the Comparison Function<text:tab/>6</text:p>
          <text:p text:style-name="P4">Inserting Database Items<text:tab/>8</text:p>
          <text:p text:style-name="P4">Deleting Database Items<text:tab/>8</text:p>
          <text:p text:style-name="P4">Looking up Database Items<text:tab/>9</text:p>
          <text:p text:style-name="P4">Working with Database Cursors<text:tab/>9</text:p>
          <text:p text:style-name="P5">Creating a Database Cursor<text:tab/>10</text:p>
          <text:p text:style-name="P5">Moving Database Cursors<text:tab/>10</text:p>
          <text:p text:style-name="P5">Inserting Database Items with Cursors<text:tab/>11</text:p>
          <text:p text:style-name="P5">Looking up Database Items with Cursors<text:tab/>11</text:p>
          <text:p text:style-name="P5">Replacing Database Items with Cursors<text:tab/>12</text:p>
          <text:p text:style-name="P5">Deleting Database Items with Cursors<text:tab/>12</text:p>
          <text:p text:style-name="P5">Cloning a Database Cursor<text:tab/>12</text:p>
          <text:p text:style-name="P5">Closing a Database Cursor<text:tab/>12</text:p>
          <text:p text:style-name="P4">Close a Database<text:tab/>12</text:p>
          <text:p text:style-name="P4">Appendix I: The GNU General Public License<text:tab/>13</text:p>
          <text:p text:style-name="P4">Appendix II: The GNU Free Documentation License<text:tab/>17</text:p>
        </text:index-body>
      </text:table-of-content>
      <text:p text:style-name="P2"/>
      <text:h text:style-name="P6" text:outline-level="1">Introduction</text:h>
      <text:h text:style-name="Heading_20_2" text:outline-level="2">What is hamsterdb?</text:h>
      <text:p text:style-name="P2">hamsterdb is a lightweight embedded database engine. Being "lightweight" describes the strength and the limitation of hamsterdb. It is very fast, but supports only a few operations. It is embeddable, and therefore does not need external dependencies like an SQL server. And it is just a database engine, but not a database management system (DBMS) - it has no relational functions or other features provided by SQL.</text:p>
      <text:h text:style-name="Heading_20_2" text:outline-level="2">Material Covered</text:h>
      <text:p text:style-name="P2">This document applies to hamsterdb version 0.4.2. The author will try to update the book whenever API changes occur. So far, the API of hamsterdb has been very stable, therefore this tutorial should also work with other versions of hamsterdb.</text:p>
      <text:h text:style-name="Heading_20_2" text:outline-level="2">Conventions Used in this Book</text:h>
      <text:p text:style-name="P2">In this text, a variety of conventions are used to explain the material. Certain typographical and display elements are used for didactic purposes.</text:p>
      <text:p text:style-name="P2">Any C/C++ code that is included directly in flowing text appears like this: <text:span text:style-name="T1">int i = 5</text:span>. Any operating system commands discussed in flowing text appear like this: <text:span text:style-name="T2">make install</text:span>. Operating system files that are discussed directly in the flowing text appear like this: <text:span text:style-name="T2">file.txt</text:span>. When a technical term of particular importance is first introduced and explained, it appears in emphasized text, like this: <text:span text:style-name="T3">an important term</text:span>.</text:p>
      <text:p text:style-name="P2">Although the programming examples and declarations usually are C code, the author sometimes uses the C++ comment operator <text:span text:style-name="T1">//</text:span> for brevity.</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as you read this book.</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http://www.hamsterdb.com/?page=doc</text:a>, and unlike this tutorial, it covers the API in full detail. The API documentation is generated with Doxygen, a source code documentation tool. It is based on the header file <text:span text:style-name="T2">hamsterdb.h</text:span>, which is part of the hamsterdb source.</text:p>
      <text:h text:style-name="Heading_20_2" text:outline-level="2">Obtaining the Most Recent Versions</text:h>
      <text:p text:style-name="P2">This book is still under development. The most recent version of this document, of the hamsterdb library and the hamsterdb API documentation can be obtaine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is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for you, then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how to use a database cursor to enumerate all items or how to insert or delete items using cursors. But before hamsterdb can be used, it has to be configured, compiled and installed. These steps are described in this chapter.</text:p>
      <text:p text:style-name="P2">hamsterdb is written in ANSI-C and therefore can be compiled on nearly every available C compiler. </text:p>
      <text:h text:style-name="Heading_20_2" text:outline-level="2">Building for UNIX/POSIX systems</text:h>
      <text:p text:style-name="P2">hamsterdb uses the GNU autotools for the build process. Compiling and installing therefore is as simple as it can get. After downloading the sources, unpack them with the following command:</text:p>
      <text:p text:style-name="P2">$<text:span text:style-name="T2"> tar -zxvf hamsterdb-v.v.v.tar.gz</text:span></text:p>
      <text:p text:style-name="P2">This command creates a subdirectory hamsterdb-v.v.v with all sources. <text:span text:style-name="T2">cd</text:span> to that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el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hamsterdb comes with Solution files for Microsoft Visual C++ 5.0 (Visual Studio 8). A free Express Edition with limited functionality can be downloaded from Microsoft;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then open the Solution file in Visual Studio 8. You find it in the subdirectory <text:span text:style-name="T2">win32</text:span>. It contains several projects: some examples and the project <text:span text:style-name="T3">dll</text:span> (building a dynamic library) and <text:span text:style-name="T3">lib</text:span> (building a static library). Build one (or both) of those projects to compil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and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4">ham_new</text:span>. Second, we use this handle to create a database file with <text:span text:style-name="T4">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u16_t pagesize, ham_u16_t keysize,<text:line-break/> <text:s text:c="13"/>ham_size_t cachesize);<text:line-break/></text:p>
      <text:p text:style-name="P2"><text:span text:style-name="T1">ham_create</text:span> supports a lot of different options, and the extended version <text:span text:style-name="T1">ham_create_ex</text:span> supports even more. In daily life, however, none of them are important for you, and you usually don't need to specify flags, page size, key size and cache size. If you nevertheless want to know their meaning, look at the API documentation of <text:span text:style-name="T1">ham_create</text:span> and <text:span text:style-name="T1">ham_create_ex</text:span>. Also, the FAQ (<text:a xlink:type="simple" xlink:href="http://www.hamsterdb.com/?page=faq">http://www.hamsterdb.com/?page=faq</text:a>) answers questions about the page size, key size and the cache size.</text:p>
      <text:p text:style-name="P2">The <text:span text:style-name="T1">mode</text:span> specifies the file access rights for the newly created file. On Linux and Unix, they are the same parameter as you'd give <text:span text:style-name="T2">chmod</text:span> to change the access rights. If you do not know what to specify, then an (octal) 0664 might be ok for you - this gives read/write-rights to your own user and all users in the same group, and read-only-rights for everybody else. </text:p>
      <text:p text:style-name="P2">On Microsoft Windows, the <text:span text:style-name="T1">mode</text:span> parameter is ignored.</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7"><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Database</text:h>
      <text:p text:style-name="P2">In-Memory-Databases are not written to disk but stay in memory (RAM). Since RAM access is a lot faster than disk access, in-memory-databases offer a big performance boost. On the other hand, the size of RAM is quite limited compared to the size of modern hard drives. And there's another disadvantage - if you close the database, the whole data is lost, because it's not written to disk.</text:p>
      <text:p text:style-name="P2">Nevertheless, because of the speed advantage, in-memory-databases are great for temporary, small databases.</text:p>
      <text:p text:style-name="P2">To create an in-memory-database, call <text:span text:style-name="T1">ham_create</text:span> with the flag <text:span text:style-name="T4">HAM_IN_MEMORY_DB</text:span>.</text:p>
      <text:p text:style-name="P2">Since in-memory-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process. First, we have to allocate a database handle, then we open the database file. We already know how to allocate the handle (<text:span text:style-name="T1">ham_new</text:span>). To open the database file, there are two API functions: <text:span text:style-name="T1">ham_open</text:span> and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size_t cachesize);<text:line-break/></text:p>
      <text:p text:style-name="Text_20_body">Similar to <text:span text:style-name="T1">ham_create</text:span> and <text:span text:style-name="T1">ham_create_ex</text:span>, you usually do not need to specify the cache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h text:style-name="Heading_20_1" text:outline-level="1">Overwriting the Comparison Function</text:h>
      <text:p text:style-name="Text_20_body">When you insert keys and records in the database, all keys are automatically sorted. The default sort function is based on memcmp and sorts the key's byte array in an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d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Note that the layout of integers in memory is endian-dependent. If you copy your database from an Intel PC to an IBM PowerPC system, you will encounter strange behaviour, because the sorting will fail. To be on the safe side, you should always explicitely set the endia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7">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7"><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one for the record -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tuple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P7">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so far are always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7">if ((st=ham_erase(db, NULL, &amp;key, 0))!=HAM_SUCCESS) <text:s/>{<text:line-break/> <text:s text:c="7"/>printf(“ham_insert failed: %d (%s)\n“, st, ham_strerror(st));<text:line-break/> <text:s text:c="7"/>exit(-1);<text:line-break/>}</text:p>
      <text:p text:style-name="Text_20_body">If you followed our tutorial, then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illed out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7">if ((st=ham_find(db, NULL, &amp;key, &amp;record, 0))!=HAM_SUCCESS) {<text:line-break/> <text:s text:c="7"/>printf(“ham_find failed: %d (%s)\n“, st, ham_strerror(st));<text:line-break/> <text:s text:c="7"/>exit(-1);<text:line-break/>}</text:p>
      <text:p text:style-name="Text_20_body">If you followed our tutorial, then record.data will now point to "green" and <text:span text:style-name="T1">record.size</text:span> will be 6.</text:p>
      <text:p text:style-name="Text_20_body">Please keep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And you can also use a cursor to look up a key, or to replac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or<text:span text:style-name="T1"> 0</text:span> respectively. Here is the declaration of the function:</text:p>
      <text:p text:style-name="P8">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5">ham_status_t st;</text:span></text:p>
      <text:p text:style-name="Sourcecode"><text:span text:style-name="T3">if ((st=ham_cursor_create(db, NULL, 0, &amp;cursor))) {</text:span><text:line-break/> <text:s text:c="3"/>// ...</text:p>
      <text:p text:style-name="Standard">The new cursor now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8">ham_status_t <text:line-break/>ham_cursor_move(ham_cursor_t *cursor, ham_key_t *key, <text:line-break/> <text:s text:c="15"/>ham_record_t *record, ham_u32_t flags);</text:p>
      <text:p text:style-name="Standard">This function moves the cursor in the direction, which is set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5">ham_cursor_t *cursor;</text:span><text:line-break/><text:span text:style-name="T5">ham_status_t st;<text:line-break/>ham_key_t key;</text:span></text:p>
      <text:p text:style-name="Sourcecode"><text:span text:style-name="T5">if ((st=ham_cursor_create(db, NULL, 0, &amp;cursor)))</text:span><text:line-break/> <text:s text:c="3"/>// ...</text:p>
      <text:p text:style-name="P7">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8">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5">ham_status_t st;</text:span></text:p>
      <text:p text:style-name="P8">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are unused, set them to <text:span text:style-name="T1">0</text:span>.</text:p>
      <text:p text:style-name="P8">ham_status_t <text:line-break/>ham_cursor_find(ham_cursor_t *cursor, ham_key_t *key, <text:line-break/> <text:s text:c="15"/>ham_u32_t flags);</text:p>
      <text:p text:style-name="Standard">When the cursor points to a database item, you can delete the item (with <text:span text:style-name="T1">ham_cursor_erase</text:span>), replace the record (with <text:span text:style-name="T1">ham_cursor_replac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5">ham_status_t st;</text:span></text:p>
      <text:p text:style-name="Sourcecode"><text:span text:style-name="T5">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Replacing Database Items with Cursors</text:h>
      <text:p text:style-name="Text_20_body">To replace the record of the current item, call <text:span text:style-name="T1">ham_cursor_replace</text:span> with a pointer to a <text:span text:style-name="T1">ham_record_t</text:span> structure, which contains the new record. The third parameter, <text:span text:style-name="T1">flags</text:span>, are unused; set them to <text:span text:style-name="T1">0</text:span>. </text:p>
      <text:p text:style-name="P8">ham_status_t <text:line-break/>ham_cursor_replace(ham_cursor_t *cursor, ham_record_t *record, <text:line-break/> <text:s text:c="15"/>ham_u32_t flags);</text:p>
      <text:p text:style-name="Standard">If you try to replace an item, but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flags, are unused; set them to <text:span text:style-name="T1">0</text:span>. </text:p>
      <text:p text:style-name="P8">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8">ham_status_t <text:line-break/>ham_cursor_clone(ham_cursor_t *src, ham_cursor_t **dest);</text:p>
      <text:h text:style-name="Heading_20_2" text:outline-level="2">Closing a Database Cursor</text:h>
      <text:p text:style-name="Text_20_body">When you finished working with a database cursor, you have to close and destroy it. This will prevent memory leaks. All cursors should be closed before the database is closed. </text:p>
      <text:p text:style-name="P8">ham_status_t <text:line-break/>ham_cursor_close(ham_cursor_t *cursor);</text:p>
      <text:h text:style-name="Heading_20_1" text:outline-level="1">Close a Database</text:h>
      <text:p text:style-name="Text_20_body">Database handles are closed with <text:span text:style-name="T1">ham_close</text:span>. This function implicitely calls <text:span text:style-name="T1">ham_flush</text:span>, writes the modified file to disk and closes the file handle. If you forget to call this function, you will lose your data and the database may become corrupted!</text:p>
      <text:p text:style-name="P8">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8">ham_status_t <text:line-break/>ham_delete(ham_db_t *db);</text:p>
      <text:h text:style-name="Heading_20_1" text:outline-level="1">Appendix I: The GNU General Public License</text:h>
      <text:p text:style-name="P9"><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5-12T23:35:14</dc:date>
    <dc:language>de-DE</dc:language>
    <meta:editing-cycles>22</meta:editing-cycles>
    <meta:editing-duration>PT2H7M53S</meta:editing-duration>
    <meta:user-defined meta:name="Info 1"/>
    <meta:user-defined meta:name="Info 2"/>
    <meta:user-defined meta:name="Info 3"/>
    <meta:user-defined meta:name="Info 4"/>
    <meta:document-statistic meta:table-count="0" meta:image-count="0" meta:object-count="0" meta:page-count="23" meta:paragraph-count="752" meta:word-count="9816" meta:character-count="58324"/>
  </office:meta>
</office:document-meta>
</file>